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pr1" style:family="presentation" style:parent-style-name="Inspiration-subtitle">
      <style:graphic-properties draw:fill-color="#ffffff" fo:min-height="16.199cm"/>
    </style:style>
    <style:style style:name="pr2" style:family="presentation" style:parent-style-name="Inspiration-notes">
      <style:graphic-properties draw:fill-color="#ffffff" draw:auto-grow-height="true" fo:min-height="12.572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subtitle">
      <style:graphic-properties draw:fill-color="#ffffff" fo:min-height="12.18cm"/>
    </style:style>
    <style:style style:name="pr5" style:family="presentation" style:parent-style-name="Inspiration-notes">
      <style:graphic-properties draw:fill-color="#ffffff" fo:min-height="12.572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draw:auto-grow-height="true" fo:min-height="1.8cm"/>
    </style:style>
    <style:style style:name="pr8" style:family="presentation" style:parent-style-name="Inspiration-subtitle">
      <style:graphic-properties draw:fill-color="#ffffff" fo:min-height="19.175cm"/>
    </style:style>
    <style:style style:name="pr9" style:family="presentation" style:parent-style-name="Inspiration-subtitle">
      <style:graphic-properties draw:fill-color="#ffffff" fo:min-height="18.012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53cm" fo:line-height="115%" fo:text-align="start"/>
    </style:style>
    <style:style style:name="P4" style:family="paragraph">
      <style:paragraph-properties fo:text-align="start"/>
      <style:text-properties fo:color="#000000" fo:font-size="22pt" style:font-size-asian="22pt" style:font-size-complex="22pt"/>
    </style:style>
    <style:style style:name="P5" style:family="paragraph">
      <style:paragraph-properties fo:margin-top="0cm" fo:margin-bottom="0.353cm" fo:line-height="115%"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cm" fo:margin-bottom="0.353cm" fo:line-height="115%"/>
    </style:style>
    <style:style style:name="P8" style:family="paragraph">
      <style:paragraph-properties fo:margin-left="1.27cm" fo:margin-right="0cm" fo:margin-top="0cm" fo:margin-bottom="0.353cm" fo:line-height="115%" fo:text-indent="-0.635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cm" fo:margin-bottom="0.353cm" fo:line-height="115%" fo:text-align="center"/>
      <style:text-properties fo:font-family="Calibri" style:font-family-generic="roman" fo:font-size="26pt" style:font-size-asian="26pt" style:font-size-complex="26pt"/>
    </style:style>
    <style:style style:name="P11" style:family="paragraph">
      <style:paragraph-properties fo:margin-left="0cm" fo:margin-right="0cm" fo:margin-top="0cm" fo:margin-bottom="0.353cm" fo:line-height="115%" fo:text-align="start" fo:text-indent="0cm"/>
    </style:style>
    <style:style style:name="P12" style:family="paragraph">
      <style:paragraph-properties style:line-height-at-least="0.176cm" fo:text-align="start"/>
    </style:style>
    <style:style style:name="P13" style:family="paragraph">
      <style:paragraph-properties fo:margin-left="0cm" fo:margin-right="0cm" fo:margin-top="0cm" fo:margin-bottom="0.353cm" fo:line-height="115%" fo:text-indent="0cm"/>
    </style:style>
    <style:style style:name="P14" style:family="paragraph">
      <style:paragraph-properties fo:margin-top="0cm" fo:margin-bottom="0.353cm" style:line-height-at-least="0.176cm"/>
    </style:style>
    <style:style style:name="P15" style:family="paragraph">
      <style:paragraph-properties style:line-height-at-least="0.176cm"/>
    </style:style>
    <style:style style:name="P16" style:family="paragraph">
      <style:paragraph-properties fo:margin-top="0cm" fo:margin-bottom="0.353cm" style:line-height-at-least="0.176cm" fo:text-align="star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fo:margin-top="0cm" fo:margin-bottom="0.353cm" style:line-height-at-least="0.176cm" fo:text-align="center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family="Calibri" style:font-family-generic="roman" fo:font-size="16pt" style:font-size-asian="16pt" style:font-size-complex="16pt"/>
    </style:style>
    <style:style style:name="P21" style:family="paragraph">
      <style:paragraph-properties fo:text-align="start"/>
      <style:text-properties fo:font-family="Calibri" style:font-family-generic="roman" fo:font-size="18pt" style:font-size-asian="18pt" style:font-size-complex="18pt"/>
    </style:style>
    <style:style style:name="P22" style:family="paragraph">
      <style:paragraph-properties fo:margin-top="0cm" fo:margin-bottom="0.353cm" style:line-height-at-least="0.176cm" fo:text-align="center"/>
      <style:text-properties fo:font-family="Calibri" style:font-family-generic="roman" fo:font-size="22pt" style:font-size-asian="22pt" style:font-size-complex="22pt"/>
    </style:style>
    <style:style style:name="P23" style:family="paragraph"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margin-left="1.27cm" fo:margin-right="0cm" fo:text-indent="-0.635cm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text-align="center"/>
      <style:text-properties fo:language="es" fo:country="ES" fo:font-weight="bold" style:font-weight-asian="bold" style:font-weight-complex="bold"/>
    </style:style>
    <style:style style:name="P27" style:family="paragraph">
      <style:text-properties fo:font-size="30pt" style:font-size-asian="30pt" style:font-size-complex="30pt"/>
    </style:style>
    <style:style style:name="P28" style:family="paragraph">
      <style:text-properties fo:font-size="60pt" style:font-size-asian="60pt" style:font-size-complex="60pt"/>
    </style:style>
    <style:style style:name="T1" style:family="text">
      <style:text-properties fo:color="#000000" style:text-outline="false" style:text-line-through-style="none" fo:font-family="Calibri" style:font-family-generic="roman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fo:font-family="Calibri" style:font-family-generic="roman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Calibri" style:font-family-generic="roman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style:font-family-generic="roman" fo:font-size="2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italic" style:font-weight-asian="normal" style:font-family-complex="'Lohit Hindi'" style:font-family-generic-complex="system" style:font-pitch-complex="variable" style:font-size-complex="2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Calibri" style:font-family-generic="roman" fo:font-size="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1pt" style:font-style-asian="normal" style:font-weight-asian="normal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alibri" style:font-family-generic="roman" fo:font-size="22pt" fo:font-style="italic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family="Calibri" style:font-family-generic="roman" fo:font-size="22pt" style:font-size-asian="22pt" style:font-size-complex="22pt"/>
    </style:style>
    <style:style style:name="T8" style:family="text">
      <style:text-properties fo:font-family="Calibri" style:font-family-generic="roman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Calibri" style:font-family-generic="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family="Calibri" style:font-family-generic="roman" fo:font-size="11pt" style:font-size-asian="11pt" style:font-size-complex="11pt"/>
    </style:style>
    <style:style style:name="T11" style:family="text">
      <style:text-properties style:use-window-font-color="true" style:text-outline="false" style:text-line-through-style="none" fo:font-family="Calibri" style:font-family-generic="roman" fo:font-size="2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italic" style:font-weight-asian="normal" style:font-family-complex="'Lohit Hindi'" style:font-family-generic-complex="system" style:font-pitch-complex="variable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Calibri" style:font-family-generic="roman" fo:font-size="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1pt" style:font-style-asian="normal" style:font-weight-asian="normal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Calibri" style:font-family-generic="roman" fo:font-size="22pt" fo:font-style="italic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family="Calibri" style:font-family-generic="roman" fo:font-size="16pt" style:font-size-asian="16pt" style:font-size-complex="16pt"/>
    </style:style>
    <style:style style:name="T15" style:family="text">
      <style:text-properties fo:font-family="Calibri" style:font-family-generic="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family="Calibri" style:font-family-generic="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family="Calibri" style:font-family-generic="roman"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family="'Cambria Math'" style:font-family-generic="roman" fo:font-size="16pt" style:font-size-asian="16pt" style:font-size-complex="16pt"/>
    </style:style>
    <style:style style:name="T19" style:family="text">
      <style:text-properties fo:font-family="Calibri" style:font-family-generic="roman" fo:font-size="18pt" style:font-size-asian="18pt" style:font-size-complex="18pt"/>
    </style:style>
    <style:style style:name="T20" style:family="text">
      <style:text-properties fo:font-family="Calibri" style:font-family-generic="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family="Calibri" style:font-family-generic="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family="'Cambria Math'" style:font-family-generic="roman" fo:font-size="18pt" style:font-size-asian="18pt" style:font-size-complex="18pt"/>
    </style:style>
    <style:style style:name="T23" style:family="text">
      <style:text-properties fo:color="#333333" style:text-outline="false" style:text-line-through-style="none" fo:font-family="Calibri" style:font-family-generic="roman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language="sv" fo:country="SE"/>
    </style:style>
    <style:style style:name="T25" style:family="text">
      <style:text-properties fo:language="sv" fo:country="SE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normal" fo:font-weight="normal" style:font-style-asian="normal" style:font-weight-asian="normal" style:font-size-complex="12pt" style:font-style-complex="normal" style:font-weight-complex="normal"/>
    </style:style>
    <style:style style:name="T29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use-window-font-color="true" style:text-outline="false" style:text-line-through-style="none" fo:font-family="'Liberation Sans'" style:font-family-generic="swiss" style:font-pitch="variable" fo:font-size="26pt" fo:language="sv" fo:country="S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fo:font-family="'Liberation Sans'" style:font-family-generic="swiss" style:font-pitch="variable" fo:font-size="26pt" fo:language="sv" fo:country="SE" fo:font-style="italic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italic" style:font-weight-asian="bold" style:font-family-complex="'Lohit Hindi'" style:font-family-generic-complex="system" style:font-pitch-complex="variable" style:font-size-complex="26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size="22pt" fo:language="sv" fo:country="SE" style:font-size-asian="22pt" style:font-size-complex="22pt"/>
    </style:style>
    <style:style style:name="T33" style:family="text">
      <style:text-properties fo:font-size="22pt" fo:language="sv" fo:country="SE" fo:font-weight="bold" style:font-size-asian="22pt" style:font-weight-asian="bold" style:font-size-complex="22pt" style:font-weight-complex="bold"/>
    </style:style>
    <style:style style:name="T34" style:family="text">
      <style:text-properties fo:font-size="22pt" fo:language="es" fo:country="ES" style:font-size-asian="22pt" style:font-size-complex="22pt"/>
    </style:style>
    <style:style style:name="T35" style:family="text">
      <style:text-properties style:use-window-font-color="true" style:text-outline="false" style:text-line-through-style="none" fo:font-family="'Liberation Sans'" style:font-family-generic="swiss" style:font-pitch="variable" fo:font-size="20pt" fo:language="es" fo:country="E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0pt" fo:language="sv" fo:country="SE" style:font-size-asian="20pt" style:font-size-complex="20pt"/>
    </style:style>
    <style:style style:name="T37" style:family="text">
      <style:text-properties fo:font-size="20pt" fo:language="sv" fo:country="SE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size="20pt" fo:language="sv" fo:country="SE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40" style:family="text">
      <style:text-properties fo:font-size="20pt" fo:language="es" fo:country="ES" style:font-size-asian="20pt" style:font-size-complex="20pt"/>
    </style:style>
    <style:style style:name="T41" style:family="text">
      <style:text-properties fo:font-size="20pt" fo:language="es" fo:country="ES" fo:font-style="italic" style:font-size-asian="20pt" style:font-style-asian="italic" style:font-size-complex="20pt" style:font-style-complex="italic"/>
    </style:style>
    <style:style style:name="T42" style:family="text">
      <style:text-properties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size="22pt" fo:language="es" fo:country="E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4" style:family="text">
      <style:text-properties fo:font-size="22pt" fo:language="es" fo:country="E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size="22pt" fo:language="es" fo:country="E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6" style:family="text">
      <style:text-properties fo:font-size="22pt" fo:language="es" fo:country="E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size="22pt" fo:language="sv" fo:country="SE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size="22pt" fo:language="es" fo:country="E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style:use-window-font-color="true" style:text-outline="false" style:text-line-through-style="none" fo:font-family="'Liberation Sans'" style:font-family-generic="swiss" style:font-pitch="variable" fo:font-size="18pt" fo:language="es" fo:country="E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fo:font-family="'Liberation Sans'" style:font-family-generic="swiss" style:font-pitch="variable" fo:font-size="22pt" fo:language="es" fo:country="ES" fo:font-style="normal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fo:font-family="'Liberation Sans'" style:font-family-generic="swiss" style:font-pitch="variable" fo:font-size="22pt" fo:language="es" fo:country="E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333333" style:text-outline="false" style:text-line-through-style="none" fo:font-family="'Liberation Sans'" style:font-family-generic="swiss" style:font-pitch="variable" fo:font-size="30pt" fo:language="sv" fo:country="SE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fo:font-family="'Liberation Sans'" style:font-family-generic="swiss" style:font-pitch="variable" fo:font-size="26pt" fo:language="es" fo:country="E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333333" style:text-outline="false" style:text-line-through-style="none" fo:font-family="'Liberation Sans'" style:font-family-generic="swiss" style:font-pitch="variable" fo:font-size="30pt" fo:language="es" fo:country="ES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language="sv" fo:country="SE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language="es" fo:country="ES"/>
    </style:style>
    <style:style style:name="T57" style:family="text">
      <style:text-properties fo:language="es" fo:country="ES" fo:font-style="italic" fo:font-weight="bold"/>
    </style:style>
    <style:style style:name="T5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59" style:family="text">
      <style:text-properties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0" style:family="text">
      <style:text-properties fo:font-size="30pt" fo:language="es" fo:country="ES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61" style:family="text">
      <style:text-properties style:use-window-font-color="true" style:text-outline="false" style:text-line-through-style="none" fo:font-family="'Liberation Sans'" style:font-family-generic="swiss" style:font-pitch="variable" fo:font-size="26pt" fo:language="sv" fo:country="SE" fo:font-style="italic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italic" style:font-weight-asian="normal" style:font-family-complex="'Lohit Hindi'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fo:font-family="'Liberation Sans'" style:font-family-generic="swiss" style:font-pitch="variable" fo:font-size="26pt" fo:language="sv" fo:country="SE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19.6cm" svg:height="17.073cm" svg:x="5.038cm" svg:y="1.849cm" presentation:class="subtitle" presentation:user-transformed="true">
          <draw:text-box>
            <text:p/>
            <text:p/>
            <text:p/>
            <text:p/>
            <text:p/>
            <text:p text:style-name="P1"/>
            <text:p>Code Complete – Opšti problemi pri</text:p>
            <text:p>korišćenju promenljivih </text:p>
            <text:p text:style-name="P1"/>
            <text:p text:style-name="P1"/>
            <text:p text:style-name="P1"/>
            <text:p text:style-name="P1"/>
            <text:p text:style-name="P1"/>
            <text:p text:style-name="P1">Profesor: dr Vladimir Filipović</text:p>
            <text:p text:style-name="P1">Student: Marija Đurić <text:s text:c="11"/></text:p>
            <text:p text:style-name="P1"/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text-style-name="P2" draw:layer="layout" svg:width="19.6cm" svg:height="1.8cm" svg:x="1.2cm" svg:y="1.8cm" presentation:class="title" presentation:user-transformed="true">
          <draw:text-box>
            <text:p text:style-name="P2">Deklarisanje promenljivih na lak način</text:p>
          </draw:text-box>
        </draw:frame>
        <draw:frame presentation:style-name="pr4" draw:text-style-name="P4" draw:layer="layout" svg:width="24.639cm" svg:height="12.18cm" svg:x="1.4cm" svg:y="5.82cm" presentation:class="subtitle">
          <draw:text-box>
            <text:p text:style-name="P3"><text:span text:style-name="T1">Implicitna deklaracija - jedna od najopasnijih karakteristika dostupna u nekom jeziku.</text:span></text:p>
            <text:p text:style-name="P3"><text:span text:style-name="T1">Šta raditi ako je vaš program na jeziku sa implictnim deklaracijama?</text:span></text:p>
            <text:list text:style-name="L1">
              <text:list-item>
                <text:p text:style-name="P3"><text:span text:style-name="T1">Isključiti implicitne deklaracije(VisualBasic – Option Explicit)</text:span></text:p>
              </text:list-item>
              <text:list-item>
                <text:p text:style-name="P3"><text:span text:style-name="T1">Deklarisati sve promenljive</text:span></text:p>
              </text:list-item>
              <text:list-item>
                <text:p text:style-name="P3"><text:span text:style-name="T1">Korišćenje konvencija imenovanja</text:span></text:p>
              </text:list-item>
              <text:list-item>
                <text:p text:style-name="P3"><text:span text:style-name="T1">Provera imena promenljivi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3" draw:text-style-name="P6" draw:layer="layout" svg:width="19.6cm" svg:height="1.8cm" svg:x="1.2cm" svg:y="1.8cm" presentation:class="title">
          <draw:text-box>
            <text:p text:style-name="P5"><text:span text:style-name="T2">Smernice za inicijalizovanje promenljivih</text:span></text:p>
          </draw:text-box>
        </draw:frame>
        <draw:frame presentation:style-name="pr6" draw:text-style-name="P9" draw:layer="layout" svg:width="24.639cm" svg:height="12.18cm" svg:x="1.4cm" svg:y="5.82cm" presentation:class="outline" presentation:user-transformed="true">
          <draw:text-box>
            <text:p text:style-name="P7"><text:span text:style-name="T3">Neispravna inicijalizacija podataka je jedan od najplodnijih izvora grešaka u kompjuterskom programiranju.</text:span></text:p>
            <text:p text:style-name="P7"><text:span text:style-name="T1">Problemi potiču iz toga da promenljiva sadrži neku početnu vrednost koju vi ne očekujete da ona sadrži. Ovo može da se desi za bilo koji od sledećih razloga:</text:span></text:p>
            <text:list text:style-name="L2">
              <text:list-item>
                <text:p text:style-name="P8"><text:span text:style-name="T1">Promenljivoj nikad nije bila dodeljena vrednost. Njena vrednost je bilo nešto što se desilo sa bitovima u njenoj oblasti memorije u trenutku startovanja programa. </text:span></text:p>
              </text:list-item>
              <text:list-item>
                <text:p text:style-name="P8"><text:span text:style-name="T1">Vrednost promenljive je zastarela. Promenljivoj je dodeljena vrednost u nekom trenutku, ali ta vrednost nije više validna. <text:s text:c="2"/></text:span></text:p>
              </text:list-item>
              <text:list-item>
                <text:p text:style-name="P8"><text:span text:style-name="T1">Delu promenljive je dodeljena vrednost a delu nij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text-style-name="P10" draw:layer="layout" svg:width="19.6cm" svg:height="2.295cm" svg:x="1.2cm" svg:y="1.553cm" presentation:class="title" presentation:user-transformed="true">
          <draw:text-box>
            <text:p text:style-name="P5"><text:span text:style-name="T2">Smernice za inicijalizovanje promenljivih(2)</text:span>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 text:style-name="P11"><text:span text:style-name="T3">Inicijalizovanje svake promenljive prilikom deklarisanja</text:span></text:p>
              </text:list-item>
              <text:list-item>
                <text:p text:style-name="P11"><text:span text:style-name="T3">Inicijalizovanje svake promenljive blizu mesta gde je prvi put korišćena</text:span></text:p>
              </text:list-item>
              <text:list-item>
                <text:p text:style-name="P12"><text:span text:style-name="T4">Deklarisati i definisati svaku promenljivu blizu gde se koristi</text:span></text:p>
                <text:p text:style-name="P13"><text:span text:style-name="T3"/></text:p>
              </text:list-item>
            </text:list>
            <text:p text:style-name="P13"><text:span text:style-name="T3"><text:s text:c="138"/></text:span></text:p>
            <text:p text:style-name="P13"><text:span text:style-name="T5"><text:s text:c="2"/>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3">
        <office:forms form:automatic-focus="false" form:apply-design-mode="false"/>
        <draw:frame presentation:style-name="pr7" draw:text-style-name="P2" draw:layer="layout" svg:width="19.6cm" svg:height="1.8cm" svg:x="1.2cm" svg:y="1.8cm" presentation:class="title">
          <draw:text-box>
            <text:p text:style-name="P2">PRIMER</text:p>
          </draw:text-box>
        </draw:frame>
        <draw:frame presentation:style-name="pr6" draw:text-style-name="P9" draw:layer="layout" svg:width="12.023cm" svg:height="12.18cm" svg:x="1.4cm" svg:y="5.82cm" presentation:class="outline" presentation:user-transformed="true">
          <draw:text-box>
            <text:p text:style-name="P7"><text:span text:style-name="T1">Visual Basic primer loše inicijalizacije:</text:span></text:p>
            <text:p><text:span text:style-name="T6">' deklarisanje svih promenljivih</text:span></text:p>
            <text:p><text:span text:style-name="T6">Dim accountIndex As Integer</text:span></text:p>
            <text:p><text:span text:style-name="T6">Dim total As Double</text:span></text:p>
            <text:p><text:span text:style-name="T6">Dim done As Boolean</text:span></text:p>
            <text:p><text:span text:style-name="T6">' inicijalizovanje svih promenljivih</text:span></text:p>
            <text:p><text:span text:style-name="T6">accountIndex = 0</text:span></text:p>
            <text:p><text:span text:style-name="T6">total = 0.0</text:span></text:p>
            <text:p><text:span text:style-name="T6">done = False</text:span></text:p>
            <text:p><text:span text:style-name="T6">' kod koji koristi accountIndex</text:span></text:p>
            <text:p><text:span text:style-name="T6">' kod koji koristi total</text:span></text:p>
            <text:p><text:span text:style-name="T6">' kod koji koristi done </text:span><text:span text:style-name="T1"><text:s/></text:span></text:p>
          </draw:text-box>
        </draw:frame>
        <draw:frame presentation:style-name="pr6" draw:layer="layout" svg:width="12.023cm" svg:height="12.18cm" svg:x="14.025cm" svg:y="5.82cm" presentation:class="outline" presentation:user-transformed="true">
          <draw:text-box>
            <text:p text:style-name="P7"><text:span text:style-name="T7">Visual Basic primer dobre inicijalizacije: </text:span></text:p>
            <text:p><text:span text:style-name="T8">Dim accountIndex As Integer</text:span></text:p>
            <text:p><text:span text:style-name="T8">accountIndex = 0</text:span></text:p>
            <text:p><text:span text:style-name="T8">' kod koji koristi accountIndex</text:span></text:p>
            <text:p><text:span text:style-name="T8">Dim total As Double</text:span></text:p>
            <text:p><text:span text:style-name="T8">total = 0.0</text:span><text:span text:style-name="T8"><text:tab/></text:span><text:span text:style-name="T8"><text:tab/></text:span><text:span text:style-name="T8"><text:tab/></text:span><text:span text:style-name="T8"><text:tab/></text:span></text:p>
            <text:p><text:span text:style-name="T8">' kod koji koristi total</text:span></text:p>
            <text:p text:style-name="P14"><text:span text:style-name="T8">Dim done As Boolean</text:span></text:p>
            <text:p text:style-name="P15"><text:span text:style-name="T8">done = False</text:span><text:span text:style-name="T8"><text:tab/></text:span><text:span text:style-name="T8"><text:tab/></text:span><text:span text:style-name="T8"><text:tab/></text:span><text:span text:style-name="T9">d</text:span></text:p>
            <text:p text:style-name="P15"><text:span text:style-name="T8">' kod koji koristi done</text:span></text:p>
            <text:p text:style-name="P14"><text:span text:style-name="T8">While Not done</text:span></text:p>
            <text:p text:style-name="P14"><text:span text:style-name="T10"><text:s text:c="2"/>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>
        <office:forms form:automatic-focus="false" form:apply-design-mode="false"/>
        <draw:frame presentation:style-name="pr3" draw:layer="layout" svg:width="19.6cm" svg:height="2.295cm" svg:x="1.2cm" svg:y="1.553cm" presentation:class="title" presentation:user-transformed="true">
          <draw:text-box>
            <text:p text:style-name="P5"><text:span text:style-name="T2">Smernice za inicijalizovanje promenljivih(3)</text:span></text:p>
          </draw:text-box>
        </draw:frame>
        <draw:frame presentation:style-name="pr4" draw:text-style-name="P17" draw:layer="layout" svg:width="24.639cm" svg:height="12.18cm" svg:x="1.4cm" svg:y="5.82cm" presentation:class="subtitle" presentation:user-transformed="true">
          <draw:text-box>
            <text:list text:style-name="L1">
              <text:list-item>
                <text:p text:style-name="P16"><text:span text:style-name="T4">Posebno obratiti pažnju na brojače i akum</text:span><text:span text:style-name="T11">ulatore</text:span></text:p>
              </text:list-item>
              <text:list-item>
                <text:p text:style-name="P16"><text:span text:style-name="T11">Inicijalizovati podatke člana klase u njenom konstruktoru</text:span></text:p>
              </text:list-item>
              <text:list-item>
                <text:p text:style-name="P16"><text:span text:style-name="T11">Proveriti potrebu za reinicijalizacijom</text:span></text:p>
              </text:list-item>
              <text:list-item>
                <text:p text:style-name="P16"><text:span text:style-name="T11">Koristiti podešavanja kompajlera koja automatski inicijalizuju sve promenljive</text:span></text:p>
              </text:list-item>
              <text:list-item>
                <text:p text:style-name="P16"><text:span text:style-name="T11">Iskoristite prednosti poruka upozorenja vašeg kompajlera</text:span></text:p>
              </text:list-item>
              <text:list-item>
                <text:p text:style-name="P16"><text:span text:style-name="T11">Provera validnosti ulaznih parametara</text:span></text:p>
              </text:list-item>
              <text:list-item>
                <text:p text:style-name="P16"><text:span text:style-name="T11">Korišćenje kontrolora pristupa memoriji za proveru loših pokazivača </text:span></text:p>
              </text:list-item>
              <text:list-item>
                <text:p text:style-name="P16"><text:span text:style-name="T11">Inicijalizovati radnu memoriju na početku vašeg program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 text:style-name="P2">Obim</text:p>
          </draw:text-box>
        </draw:frame>
        <draw:frame presentation:style-name="pr6" draw:text-style-name="P9" draw:layer="layout" svg:width="24.639cm" svg:height="13.23cm" svg:x="1.4cm" svg:y="5.82cm" presentation:class="outline" presentation:user-transformed="true">
          <draw:text-box>
            <text:p text:style-name="P14"><text:span text:style-name="T3">Obim, ili vidljivost, upućuje na opseg u kome su promenljive poznate.</text:span></text:p>
            <text:list text:style-name="L2">
              <text:list-item>
                <text:p text:style-name="P14"><text:span text:style-name="T3">Mali obim – indeks petlje</text:span></text:p>
              </text:list-item>
              <text:list-item>
                <text:p text:style-name="P14"><text:span text:style-name="T3">Veliki obim - tabela informacija o zaposlenima koja se koristi širom programa</text:span></text:p>
                <text:p text:style-name="P14"><text:span text:style-name="T3"/></text:p>
              </text:list-item>
            </text:list>
            <text:p text:style-name="P14"><text:span text:style-name="T3">Smernice koje se primenjuju na obim:</text:span></text:p>
            <text:list text:continue-numbering="true" text:style-name="L2">
              <text:list-item>
                <text:p text:style-name="P14"><text:span text:style-name="T1">Lokalizovati reference na promenljive držanjem ih blisko zajedno.</text:span></text:p>
              </text:list-item>
            </text:list>
            <text:p text:style-name="P14"><text:span text:style-name="T12"><text:s/></text:span><text:span text:style-name="T12"><text:tab/></text:span><text:span text:style-name="T1">Jedan metod za merenje koliko su bliske reference na varijable je da se izračuna </text:span><text:span text:style-name="T1"><text:tab/></text:span><text:span text:style-name="T1">"raspon" promenljive.</text:span></text:p>
            <text:p text:style-name="P16"><text:span text:style-name="T11"><text:s text:c="5"/></text:span><text:span text:style-name="T11">Java primer raspona promenljivih:</text:span></text:p>
            <text:p text:style-name="P2"><text:span text:style-name="T13">a = 0;</text:span></text:p>
            <text:p text:style-name="P2"><text:span text:style-name="T13">b = 0;</text:span></text:p>
            <text:p text:style-name="P2"><text:span text:style-name="T13">c = 0;</text:span></text:p>
            <text:p text:style-name="P18"><text:span text:style-name="T13">a = b + c;</text:span></text:p>
            <text:p text:style-name="P18"><text:span text:style-name="T13">b = 5; 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7" draw:text-style-name="P2" draw:layer="layout" svg:width="19.6cm" svg:height="1.8cm" svg:x="1.2cm" svg:y="1.8cm" presentation:class="title">
          <draw:text-box>
            <text:p text:style-name="P2">Obim(2)</text:p>
          </draw:text-box>
        </draw:frame>
        <draw:frame presentation:style-name="pr6" draw:text-style-name="P17" draw:layer="layout" svg:width="24.639cm" svg:height="12.18cm" svg:x="1.4cm" svg:y="5.82cm" presentation:class="outline">
          <draw:text-box>
            <text:list text:style-name="L2">
              <text:list-item>
                <text:p text:style-name="P16"><text:span text:style-name="T3">Održavanje promenljivih živim najkraće moguće</text:span></text:p>
                <text:p text:style-name="P16"><text:span text:style-name="T3"/></text:p>
              </text:list-item>
            </text:list>
            <text:p text:style-name="P14"><text:span text:style-name="T3"><text:s text:c="5"/></text:span><text:span text:style-name="T3">"doživljeno vreme" – vreme od prvog do poslednjeg </text:span></text:p>
            <text:p text:style-name="P14"><text:span text:style-name="T3"><text:s text:c="7"/></text:span><text:span text:style-name="T3">referenciranja na promenljivu.</text:span></text:p>
            <text:p text:style-name="P14"><text:span text:style-name="T3"/></text:p>
            <text:list text:continue-numbering="true" text:style-name="L2">
              <text:list-item>
                <text:p text:style-name="P16"><text:span text:style-name="T3">Merenje doživljenog vremena promenlj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2">
        <office:forms form:automatic-focus="false" form:apply-design-mode="false"/>
        <draw:frame presentation:style-name="pr8" draw:text-style-name="P20" draw:layer="layout" svg:width="25.216cm" svg:height="19.175cm" svg:x="1.2cm" svg:y="2.415cm" presentation:class="subtitle" presentation:user-transformed="true">
          <draw:text-box>
            <text:p text:style-name="P19"><text:span text:style-name="T14">1 // inicijalizovanje svih promenljvih</text:span></text:p>
            <text:p text:style-name="P19"><text:span text:style-name="T15">2 recordIndex = 0;</text:span></text:p>
            <text:p text:style-name="P19"><text:span text:style-name="T15">3 total = 0;</text:span></text:p>
            <text:p text:style-name="P19"><text:span text:style-name="T15">4 done = false;</text:span></text:p>
            <text:p text:style-name="P19"><text:span text:style-name="T15">. . .</text:span></text:p>
            <text:p text:style-name="P19"><text:span text:style-name="T15">26 while ( recordIndex &lt; recordCount ) {</text:span></text:p>
            <text:p text:style-name="P19"><text:span text:style-name="T15">27 . . .</text:span></text:p>
            <text:p text:style-name="P19"><text:span text:style-name="T15">28 recordIndex = recordIndex + 1;</text:span><text:span text:style-name="T15"><text:tab/></text:span><text:span text:style-name="T15"><text:tab/></text:span><text:span text:style-name="T16">poslednja referenca na recordIndex</text:span></text:p>
            <text:p text:style-name="P19"><text:span text:style-name="T15">. . .</text:span></text:p>
            <text:p text:style-name="P19"><text:span text:style-name="T15"/></text:p>
            <text:p text:style-name="P19"><text:span text:style-name="T15">64 while ( !done ) {</text:span></text:p>
            <text:p text:style-name="P16"><text:span text:style-name="T15">. . .</text:span></text:p>
            <text:p text:style-name="P19"><text:span text:style-name="T15">69 if ( total &gt; projectedTotal ) {</text:span><text:span text:style-name="T15"><text:tab/></text:span><text:span text:style-name="T15"><text:tab/></text:span><text:span text:style-name="T15"><text:tab/></text:span><text:span text:style-name="T15"><text:tab/></text:span><text:span text:style-name="T16">poslednja referenca na total</text:span></text:p>
            <text:p text:style-name="P16"><text:span text:style-name="T15">70 done = true;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poslednja referenca na done</text:span></text:p>
            <text:p text:style-name="P16"><text:span text:style-name="T14">Ovo su doživljena vremena za promenljive u ovom primeru:</text:span></text:p>
            <text:p text:style-name="P16"><text:span text:style-name="T14">recordIndex</text:span><text:span text:style-name="T14"><text:tab/></text:span><text:span text:style-name="T14"><text:tab/></text:span><text:span text:style-name="T14"><text:tab/></text:span><text:span text:style-name="T14">( linija 28 - linija 2 + 1 ) = 27</text:span></text:p>
            <text:p text:style-name="P16"><text:span text:style-name="T14">total</text:span><text:span text:style-name="T14"><text:tab/></text:span><text:span text:style-name="T14"><text:tab/></text:span><text:span text:style-name="T14"><text:tab/></text:span><text:span text:style-name="T14"><text:tab/></text:span><text:span text:style-name="T14">( linija 69 - linija 3 + 1 ) = 67</text:span></text:p>
            <text:p text:style-name="P16"><text:span text:style-name="T14">done</text:span><text:span text:style-name="T14"><text:tab/></text:span><text:span text:style-name="T14"><text:tab/></text:span><text:span text:style-name="T14"><text:tab/></text:span><text:span text:style-name="T14"><text:tab/></text:span><text:span text:style-name="T14">( linija 70 - linija 4 + 1 ) = 67</text:span></text:p>
            <text:p text:style-name="P16"><text:span text:style-name="T14">----------------------------------------------------------------------------------------------------------</text:span></text:p>
            <text:p text:style-name="P16"><text:span text:style-name="T14">Prosečno doživljeno vreme</text:span><text:span text:style-name="T14"><text:tab/></text:span><text:span text:style-name="T14">( 27 + 67 + 67 ) / 3 </text:span><text:span text:style-name="T18">≈</text:span><text:span text:style-name="T14"> 54</text:span></text:p>
            <text:p text:style-name="P16"><text:span text:style-name="T14"/></text:p>
          </draw:text-box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32">
        <office:forms form:automatic-focus="false" form:apply-design-mode="false"/>
        <draw:frame presentation:style-name="pr9" draw:text-style-name="P21" draw:layer="layout" svg:width="25.47cm" svg:height="18.012cm" svg:x="1.2cm" svg:y="1.8cm" presentation:class="subtitle" presentation:user-transformed="true">
          <draw:text-box>
            <text:p text:style-name="P19"><text:span text:style-name="T19">. . .</text:span></text:p>
            <text:p text:style-name="P19"><text:span text:style-name="T20">25 recordIndex = 0;</text:span><text:span text:style-name="T20"><text:tab/></text:span><text:span text:style-name="T20"><text:tab/></text:span><text:span text:style-name="T20"><text:tab/></text:span><text:span text:style-name="T20"><text:tab/></text:span><text:span text:style-name="T21">Inicijalizacija recordIndex-a</text:span></text:p>
            <text:p text:style-name="P19"><text:span text:style-name="T20">26 while ( recordIndex &lt; recordCount ) {</text:span></text:p>
            <text:p text:style-name="P19"><text:span text:style-name="T20">27 ...</text:span></text:p>
            <text:p text:style-name="P19"><text:span text:style-name="T20">28 recordIndex = recordIndex + 1;</text:span></text:p>
            <text:p text:style-name="P19"><text:span text:style-name="T20">. . .</text:span></text:p>
            <text:p text:style-name="P19"><text:span text:style-name="T20">62 total = 0;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2"/></text:span><text:span text:style-name="T21">Inicijalizacija total i done 4</text:span><text:span text:style-name="T20"> </text:span></text:p>
            <text:p text:style-name="P19"><text:span text:style-name="T20">63 done = false;</text:span></text:p>
            <text:p text:style-name="P19"><text:span text:style-name="T20">64 while ( !done ) {</text:span></text:p>
            <text:p text:style-name="P19"><text:span text:style-name="T20">. . .</text:span></text:p>
            <text:p text:style-name="P19"><text:span text:style-name="T20">69 if ( total &gt; projectedTotal ) {</text:span></text:p>
            <text:p text:style-name="P16"><text:span text:style-name="T20">70 done = true;</text:span></text:p>
            <text:p text:style-name="P16"><text:span text:style-name="T19">Ovo su doživljena vremena za promenljive u ovom primeru:</text:span></text:p>
            <text:p text:style-name="P16"><text:span text:style-name="T19">recordIndex</text:span><text:span text:style-name="T19"><text:tab/></text:span><text:span text:style-name="T19"><text:tab/></text:span><text:span text:style-name="T19"><text:tab/></text:span><text:span text:style-name="T19">( linija 28 - linija 25 + 1 ) = 4</text:span></text:p>
            <text:p text:style-name="P16"><text:span text:style-name="T19">total</text:span><text:span text:style-name="T19"><text:tab/></text:span><text:span text:style-name="T19"><text:tab/></text:span><text:span text:style-name="T19"><text:tab/></text:span><text:span text:style-name="T19"><text:tab/></text:span><text:span text:style-name="T19">( linija 69 - linija 62 + 1 ) = 8</text:span></text:p>
            <text:p text:style-name="P16"><text:span text:style-name="T19">done</text:span><text:span text:style-name="T19"><text:tab/></text:span><text:span text:style-name="T19"><text:tab/></text:span><text:span text:style-name="T19"><text:tab/></text:span><text:span text:style-name="T19"><text:tab/></text:span><text:span text:style-name="T19">( linija 70 - linija 63 + 1 ) = 8</text:span></text:p>
            <text:p text:style-name="P16"><text:span text:style-name="T19">Prosečno doživljeno vreme</text:span><text:span text:style-name="T19"><text:tab/></text:span><text:span text:style-name="T19">( 4 + 8 + 8 ) / 3 </text:span><text:span text:style-name="T22">≈</text:span><text:span text:style-name="T19"> 7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7" draw:text-style-name="P22" draw:layer="layout" svg:width="19.6cm" svg:height="1.8cm" svg:x="1.2cm" svg:y="1.8cm" presentation:class="title">
          <draw:text-box>
            <text:p text:style-name="P18"><text:span text:style-name="T23">Opšte smernice za minimizovanje obima</text:span>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 text:style-name="P16"><text:span text:style-name="T3">Inicijalizovanje promenljivih koje se koriste u petlji odmah pre petlje pre nego na početku rutine koja sadrži petlju </text:span></text:p>
              </text:list-item>
              <text:list-item>
                <text:p text:style-name="P16"><text:span text:style-name="T3">Nemojte dodeljivati vrednost promenljivoj sve do mesta gde ćete je koristiti</text:span></text:p>
              </text:list-item>
              <text:list-item>
                <text:p text:style-name="P14"><text:span text:style-name="T3">Počnite sa najrestriktnijom vidljivošću, i širite obim promenljive samo ako je neophodno</text:span></text:p>
              </text:list-item>
              <text:list-item>
                <text:p text:style-name="P16"><text:span text:style-name="T3">Grupisani iskazi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3">
        <office:forms form:automatic-focus="false" form:apply-design-mode="false"/>
        <draw:frame presentation:style-name="pr6" draw:text-style-name="P23" draw:layer="layout" svg:width="13.263cm" svg:height="15.494cm" svg:x="0.762cm" svg:y="4.064cm" presentation:class="outline" presentation:user-transformed="true">
          <draw:text-box>
            <text:p><text:span text:style-name="T8">void SummarizeData (...) {</text:span></text:p>
            <text:p><text:span text:style-name="T8">. . . </text:span></text:p>
            <text:p><text:span text:style-name="T8">GetOldData( oldData, &amp;numOldData );</text:span></text:p>
            <text:p><text:span text:style-name="T8">GetNewData( newData, &amp;numNewData );</text:span></text:p>
            <text:p><text:span text:style-name="T8">totalOldData = Sum( oldData, numOldData );</text:span></text:p>
            <text:p><text:span text:style-name="T8">totalNewData = Sum( newData, numNewData );</text:span></text:p>
            <text:p><text:span text:style-name="T8">PrintOldDataSummary( oldData, totalOldData, numOldData );</text:span></text:p>
            <text:p><text:span text:style-name="T8">PrintNewDataSummary( newData, totalNewData, numNewData );</text:span></text:p>
            <text:p><text:span text:style-name="T8">SaveOldDataSummary( totalOldData, numOldData );</text:span></text:p>
            <text:p><text:span text:style-name="T8">SaveNewDataSummary( totalNewData, numNewData );</text:span></text:p>
            <text:p><text:span text:style-name="T8">. . .</text:span></text:p>
            <text:p text:style-name="P14"><text:span text:style-name="T8">}</text:span></text:p>
          </draw:text-box>
        </draw:frame>
        <draw:frame presentation:style-name="pr6" draw:text-style-name="P23" draw:layer="layout" svg:width="13.153cm" svg:height="16.002cm" svg:x="14.025cm" svg:y="3.81cm" presentation:class="outline" presentation:user-transformed="true">
          <draw:text-box>
            <text:p><text:span text:style-name="T8">void SummarizeDaily( ... ) {</text:span></text:p>
            <text:p><text:span text:style-name="T8">GetOldData( oldData, &amp;numOldData );</text:span></text:p>
            <text:p><text:span text:style-name="T8">totalOldData = Sum( oldData, numOldData );</text:span></text:p>
            <text:p><text:span text:style-name="T8">PrintOldDataSummary( oldData, totalOldData, numOldData );</text:span></text:p>
            <text:p><text:span text:style-name="T8">SaveOldDataSummary( totalOldData, numOldData );</text:span></text:p>
            <text:p><text:span text:style-name="T8">. . .</text:span></text:p>
            <text:p><text:span text:style-name="T8">GetNewData( newData, &amp;numNewData );</text:span></text:p>
            <text:p><text:span text:style-name="T8">totalNewData = Sum( newData, numNewData );</text:span></text:p>
            <text:p><text:span text:style-name="T8">PrintNewDataSummary( newData, totalNewData, numNewData );</text:span></text:p>
            <text:p><text:span text:style-name="T8">SaveNewDataSummary( totalNewData, numNewData );</text:span></text:p>
            <text:p><text:span text:style-name="T8">. . .</text:span></text:p>
            <text:p text:style-name="P14"><text:span text:style-name="T8">}</text:span></text:p>
          </draw:text-box>
        </draw:frame>
        <draw:path draw:style-name="gr2" draw:text-style-name="P2" draw:layer="layout" svg:width="0cm" svg:height="16.509cm" svg:x="13.716cm" svg:y="3.81cm" svg:viewBox="0 0 0 16510" svg:d="m0 0c0 16256 0 16510 0 16510v-254-16002 16256-254z">
          <text:p/>
        </draw:path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19.6cm" svg:height="1.8cm" svg:x="1.2cm" svg:y="1.8cm" presentation:class="title">
          <draw:text-box>
            <text:p text:style-name="P2">Trajnost</text:p>
          </draw:text-box>
        </draw:frame>
        <draw:frame presentation:style-name="pr6" draw:text-style-name="P19" draw:layer="layout" svg:width="24.639cm" svg:height="12.18cm" svg:x="1.4cm" svg:y="5.82cm" presentation:class="outline" presentation:user-transformed="true">
          <draw:text-box>
            <text:p text:style-name="P19"><text:span text:style-name="T24">Promenljive mogu da traju: </text:span></text:p>
            <text:p text:style-name="P19"><text:span text:style-name="T24">- dok postoji poseban blok koda ili rutine. Deklarisane promenljive koje se javljaju u FOR petlji u C++ ili Javi su primeri ovog tipa trajnosti. </text:span></text:p>
            <text:p text:style-name="P19"><text:span text:style-name="T25">- koliko god im vi dozvolite. </text:span><text:span text:style-name="T26">U Javi, promenljive koje se kreiraju pomoću </text:span><text:span text:style-name="T27">new</text:span><text:span text:style-name="T26"> traju sve dok ih ne ocisti </text:span><text:span text:style-name="T28">garbage collector</text:span><text:span text:style-name="T26">. </text:span><text:span text:style-name="T29">U C++-u promenljive traju sve dok ih ne izbrišete. </text:span></text:p>
            <text:p text:style-name="P19"><text:span text:style-name="T24">- dok postoji program. Globalne promenljive u većini jezika odgovaraju ovom opisu, kao sto su statičke promenljive u C++ i Javi.</text:span></text:p>
            <text:p text:style-name="P19"><text:span text:style-name="T24">- zauvek. Takve promenljive mogu da uključe vrednosti koje ste uskladištili u bazu podataka između izvršavanja programa.</text:span></text:p>
            <text:p text:style-name="P19"><text:span text:style-name="T24"/></text:p>
            <text:p text:style-name="P19"><text:span text:style-name="T30">Glavni problem trajnosti se javlja kad pretpostavite da promenjiva ima dužu trajnost nego što zaista ima. </text:span><text:span text:style-name="T31">Promenjiva je kao mleko u frižideru.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<text:s text:c="3"/></text:p>
          </draw:text-box>
        </draw:frame>
        <draw:frame presentation:style-name="pr6" draw:text-style-name="P9" draw:layer="layout" svg:width="24.639cm" svg:height="12.18cm" svg:x="1.4cm" svg:y="5.82cm" presentation:class="outline">
          <draw:text-box>
            <text:p><text:span text:style-name="T32">Sledeći koraci vam mogu pomoći da izbegnete ovakav tip problema: </text:span></text:p>
            <text:p><text:span text:style-name="T32"/></text:p>
            <text:p text:style-name="P24"><text:span text:style-name="T32">-koristite </text:span><text:span text:style-name="T33">debug</text:span><text:span text:style-name="T32"> <text:s/>da proverite kritične promenljive. Ako vrednosti nisu prihvatljive, prikažite na ekranu upozorenje koje vas upućuje da nađete neispravnu inicijalizaciju.</text:span></text:p>
            <text:p text:style-name="P24"><text:span text:style-name="T32">-Napišite kod koji pretpostavlja da podaci nisu trajni. Na primer, ako promenljiva ima određenu vrednost kada izađete iz rutine, ne pretpostavljajte da će imati istu vrednost kad sledeći put u nju uđete. Ovo se ne odnosi ako koristite specifične jezičke karakteristike koje garantuju da će vrednost ostati ista, kao što je statička promenljiva u C++ i Javi.</text:span></text:p>
            <text:p text:style-name="P24"><text:span text:style-name="T34">-Razvijte naviku deklarizacije i inicijalizacije svih podataka pre nego što se upotrebe. Ako primetite da se koriste podaci bez prethodne inicijalizacije, imajte sumnje u vezi toga.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3" draw:text-style-name="P2" draw:layer="layout" svg:width="19.6cm" svg:height="1.8cm" svg:x="1.2cm" svg:y="1.8cm" presentation:class="title">
          <draw:text-box>
            <text:p text:style-name="P2">Vreme povezivanja</text:p>
          </draw:text-box>
        </draw:frame>
        <draw:frame presentation:style-name="pr6" draw:text-style-name="P25" draw:layer="layout" svg:width="24.639cm" svg:height="12.18cm" svg:x="1.524cm" svg:y="5.092cm" presentation:class="outline" presentation:user-transformed="true">
          <draw:text-box>
            <text:p text:style-name="P19"><text:span text:style-name="T35">Vreme povezivanja (spajanja) – vreme kada se promenljiva i njena vrednost spajaju.</text:span></text:p>
            <text:p text:style-name="P19"><text:span text:style-name="T36">Ono što vam najviše može koristiti jeste da ih povežete </text:span><text:span text:style-name="T37">što kasnije</text:span><text:span text:style-name="T38"> </text:span><text:span text:style-name="T36">moguće. Uglavnom, što</text:span><text:span text:style-name="T38"> kasnije</text:span><text:span text:style-name="T36"> postavite </text:span><text:span text:style-name="T38">vreme</text:span><text:span text:style-name="T36"> povezivanja, to će</text:span><text:span text:style-name="T38"> kod</text:span><text:span text:style-name="T36"> biti </text:span><text:span text:style-name="T38">fleksibilniji</text:span><text:span text:style-name="T36">. </text:span></text:p>
            <text:p text:style-name="P19"><text:span text:style-name="T36"/></text:p>
            <text:p><text:span text:style-name="T39">Primer:</text:span><text:span text:style-name="T40"> </text:span><text:span text:style-name="T41">Jave kada se promenljiva povezuje u vreme pisanja koda</text:span><text:span text:style-name="T40">:</text:span></text:p>
            <text:p><text:span text:style-name="T42">titleBar.color = 0xFF; // 0xFF is hex value for color blue</text:span></text:p>
            <text:p><text:span text:style-name="T42"/></text:p>
            <text:p><text:span text:style-name="T35">Fiksno kodiranje kao ovo je skoro uvek loša ideja!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><text:s/></text:p>
          </draw:text-box>
        </draw:frame>
        <draw:frame presentation:style-name="pr6" draw:text-style-name="P9" draw:layer="layout" svg:width="24.639cm" svg:height="13.682cm" svg:x="1.27cm" svg:y="4.352cm" presentation:class="outline" presentation:user-transformed="true">
          <draw:text-box>
            <text:p><text:span text:style-name="T34">Primer povezivanje u malo kasnijem vremenu, kada je kod kompajliran: </text:span></text:p>
            <text:p><text:span text:style-name="T43">private static final int COLOR_BLUE = 0xFF;</text:span></text:p>
            <text:p><text:span text:style-name="T43">private static final int TITLE_BAR_COLOR = COLOR_BLUE;(</text:span><text:span text:style-name="T44">imenovana konstanta</text:span><text:span text:style-name="T43">)</text:span></text:p>
            <text:p><text:span text:style-name="T43">...</text:span></text:p>
            <text:p><text:span text:style-name="T43">titleBar.color = TITLE_BAR_COLOR</text:span><text:span text:style-name="T45">;</text:span></text:p>
            <text:p><text:span text:style-name="T45"/></text:p>
            <text:p><text:span text:style-name="T46">Primer povezivanja za vreme pokretanja programa:</text:span></text:p>
            <text:p text:style-name="P19"><text:span text:style-name="T47">titleBar.color = ReadTitleBarColor</text:span><text:span text:style-name="T48">();(</text:span><text:span text:style-name="T49"> rutina koja čita vrednost dok se</text:span></text:p>
            <text:p text:style-name="P19"><text:span text:style-name="T49"><text:s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<text:s text:c="4"/></text:span><text:span text:style-name="T49">program izvršava</text:span><text:span text:style-name="T50">)</text:span></text:p>
            <text:p><text:span text:style-name="T51">Što je vreme povezivanja ranije, to su fleksibilnost i kompleksnost manje</text:span><text:span text:style-name="T50">.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3" draw:layer="layout" svg:width="19.6cm" svg:height="2.363cm" svg:x="1.2cm" svg:y="1.519cm" presentation:class="title" presentation:user-transformed="true">
          <draw:text-box>
            <text:p text:style-name="P2"><text:span text:style-name="T52">Veza između tipova podataka i kontrolnih struktura</text:span></text:p>
          </draw:text-box>
        </draw:frame>
        <draw:frame presentation:style-name="pr6" draw:layer="layout" svg:width="24.639cm" svg:height="12.18cm" svg:x="1.4cm" svg:y="5.82cm" presentation:class="outline">
          <draw:text-box>
            <text:list text:style-name="L2">
              <text:list-item>
                <text:p><text:span text:style-name="T53">Sekvencijalni podaci se prevode u sekvencijalne iskaze u programu. </text:span></text:p>
              </text:list-item>
              <text:list-item>
                <text:p><text:span text:style-name="T53">Selektivni podaci se prevode u IF i CASE iskaze u programu.</text:span></text:p>
              </text:list-item>
              <text:list-item>
                <text:p><text:span text:style-name="T53">Iterativni podaci se prevode u FOR, REPEAT i WHILE petlje <text:s/>u programu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4T3">
        <draw:frame presentation:style-name="pr7" draw:text-style-name="P26" draw:layer="layout" svg:width="19.6cm" svg:height="2.363cm" svg:x="1.2cm" svg:y="1.519cm" presentation:class="title">
          <draw:text-box>
            <text:p text:style-name="P2"><text:span text:style-name="T54">Korišćenje svake promenljive za tačno jednu svrhu</text:span></text:p>
          </draw:text-box>
        </draw:frame>
        <draw:frame presentation:style-name="pr6" draw:layer="layout" svg:width="12.023cm" svg:height="12.18cm" svg:x="1.4cm" svg:y="5.82cm" presentation:class="outline" presentation:user-transformed="true">
          <draw:text-box>
            <text:p><text:span text:style-name="T55">// This code assumes that (b*b-4*a*c) is positive.</text:span></text:p>
            <text:p><text:span text:style-name="T55"/></text:p>
            <text:p><text:span text:style-name="T55"><text:s/></text:span><text:span text:style-name="T55">temp = Sqrt( b*b - 4*a*c );</text:span></text:p>
            <text:p><text:span text:style-name="T55">root[O] = ( -b + temp ) / ( 2 * a );</text:span></text:p>
            <text:p><text:span text:style-name="T55">root[1] = ( -b - temp ) / ( 2 * a );</text:span></text:p>
            <text:p><text:span text:style-name="T55">// swap the roots</text:span></text:p>
            <text:p><text:span text:style-name="T55"/></text:p>
            <text:p><text:span text:style-name="T55">temp = root[0];</text:span></text:p>
            <text:p><text:span text:style-name="T55">root[0] = root[1];</text:span></text:p>
            <text:p><text:span text:style-name="T55">root[1] = temp;</text:span></text:p>
            <text:p/>
            <text:p><text:span text:style-name="T56"/></text:p>
            <text:p><text:span text:style-name="T57"/></text:p>
          </draw:text-box>
        </draw:frame>
        <draw:frame presentation:style-name="pr6" draw:text-style-name="P27" draw:layer="layout" svg:width="12.023cm" svg:height="12.18cm" svg:x="14.025cm" svg:y="5.82cm" presentation:class="outline" presentation:user-transformed="true">
          <draw:text-box>
            <text:p><text:span text:style-name="T58">Ispravniji primer :</text:span></text:p>
            <text:p><text:span text:style-name="T59">// Compute roots of a quadratic equation.</text:span></text:p>
            <text:p><text:span text:style-name="T59">// This code assumes that (b*b-4*a*c) is positive.</text:span></text:p>
            <text:p><text:span text:style-name="T59"/></text:p>
            <text:p><text:span text:style-name="T59">discriminant = Sqrt( b*b - 4*a*c );</text:span></text:p>
            <text:p><text:span text:style-name="T59">root[0] = ( -b + discriminant ) / ( 2 * a );</text:span></text:p>
            <text:p><text:span text:style-name="T59">root[1] = ( -b - discriminant ) / ( 2 * a );</text:span></text:p>
            <text:p><text:span text:style-name="T59">// swap the roots</text:span></text:p>
            <text:p><text:span text:style-name="T59"/></text:p>
            <text:p><text:span text:style-name="T59">oldRoot = root[0];</text:span></text:p>
            <text:p><text:span text:style-name="T59">root[0] = root[1];</text:span></text:p>
            <text:p><text:span text:style-name="T59">root[1] = old</text:span><text:span text:style-name="T60">Roo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19.6cm" svg:height="2.363cm" svg:x="1.2cm" svg:y="1.519cm" presentation:class="title" presentation:user-transformed="true">
          <draw:text-box>
            <text:p text:style-name="P2"><text:span text:style-name="T54">Korišćenje svake promenljive za tačno jednu svrhu(2)</text:span>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p><text:span text:style-name="T30">Drugi način u kome promenljiva može biti korišćena u više od jedne svrhe jeste to da ima različite vrednosti za promenljivu koja označava razlicite stvari. Na primer:</text:span></text:p>
            <text:list text:style-name="L2">
              <text:list-item>
                <text:p text:style-name="P24"><text:span text:style-name="T30">vrednost u promenljivoj </text:span><text:span text:style-name="T61">pageCount </text:span><text:span text:style-name="T30">može predstavljati broj odštampanih strana, osim ako ne iznosi -1, u tom slučaju bi značilo da je načinjena neka greška</text:span></text:p>
              </text:list-item>
              <text:list-item>
                <text:p text:style-name="P24"><text:span text:style-name="T30">Promenljiva </text:span><text:span text:style-name="T61">bytesWritten</text:span><text:span text:style-name="T30"> može biti broj bajtova napisanih na</text:span><text:span text:style-name="T62"> </text:span><text:span text:style-name="T30">izlaznoj datoteki, osim ako je njegova vrednost negativna, u tom slučaju predstavlja broj diskova koji je korišćen za <text:s/>izlaz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32">
        <draw:frame presentation:style-name="pr1" draw:text-style-name="P28" draw:layer="layout" svg:width="19.6cm" svg:height="16.199cm" svg:x="4.064cm" svg:y="2.597cm" presentation:class="subtitle" presentation:user-transformed="true">
          <draw:text-box>
            <text:p><text:span text:style-name="T63">Hvala na pažnji!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sr" fo:country="YU" style:font-family-asian="'Times New Roman'" style:font-family-generic-asian="roman" style:font-pitch-asian="variable" style:font-size-asian="12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WW8Num1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sr" fo:country="YU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sr" fo:country="YU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sr" fo:country="YU" style:font-family-asian="'Lohit Hindi'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sr" fo:country="YU" style:font-family-asian="'Times New Roman'" style:font-family-generic-asian="roman" style:font-pitch-asian="variable" style:font-size-asian="12pt" style:language-asian="ar" style:country-asian="SA"/>
    </style:style>
    <style:style style:name="ListLabel_20_1" style:display-name="ListLabel 1" style:family="graphic">
      <style:paragraph-properties style:text-autospace="none"/>
      <style:text-properties fo:font-family="'Liberation Serif', 'Times New Roman'" style:font-family-generic="roma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ja </meta:initial-creator>
    <meta:creation-date>2015-01-12T22:17:43</meta:creation-date>
    <dc:date>2015-01-19T11:34:12</dc:date>
    <dc:creator>Marija </dc:creator>
    <meta:editing-duration>PT1H52M31S</meta:editing-duration>
    <meta:editing-cycles>9</meta:editing-cycles>
    <meta:generator>LibreOffice/4.0.2.2$Linux_x86 LibreOffice_project/400m0$Build-2</meta:generator>
    <meta:document-statistic meta:object-count="112"/>
  </office:meta>
</office:document-meta>
</file>